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177241E0D3EB4C8C.jpg" manifest:media-type="image/jpeg"/>
  <manifest:file-entry manifest:full-path="Pictures/100000000000005E0000005E64800FC68441C38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55cm" fo:min-width="0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5cm" fo:min-width="0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48cm" fo:min-width="0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047cm" fo:min-width="0cm"/>
    </style:style>
    <style:style style:name="gr5" style:family="graphic" style:parent-style-name="standard">
      <style:graphic-properties draw:fill-color="#ce93d8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bitmap" draw:fill-color="#ff8a65" draw:fill-image-name="Ice_20_light" draw:opacity="97%" draw:opacity-name="" draw:textarea-horizontal-align="justify" draw:textarea-vertical-align="middle" draw:auto-grow-height="false" fo:min-height="1.15cm" fo:min-width="0.6cm"/>
    </style:style>
    <style:style style:name="gr7" style:family="graphic" style:parent-style-name="standard">
      <style:graphic-properties draw:stroke="none" draw:fill="bitmap" draw:fill-color="#ff8a65" draw:fill-image-name="Stone" draw:textarea-horizontal-align="justify" draw:textarea-vertical-align="middle" draw:auto-grow-height="false" fo:min-height="1.15cm" fo:min-width="0.598cm"/>
    </style:style>
    <style:style style:name="gr8" style:family="graphic" style:parent-style-name="standard">
      <style:graphic-properties draw:stroke="none" draw:fill="bitmap" draw:fill-color="#ff8a65" draw:fill-image-name="Stone" draw:textarea-horizontal-align="justify" draw:textarea-vertical-align="middle" draw:auto-grow-height="false" fo:min-height="1.15cm" fo:min-width="0.597cm"/>
    </style:style>
    <style:style style:name="gr9" style:family="graphic" style:parent-style-name="standard">
      <style:graphic-properties draw:stroke="none" draw:fill="gradient" draw:fill-gradient-name="Gradient_20_6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fill="gradient" draw:fill-color="#000000" draw:fill-gradient-name="Gradient_20_16" draw:textarea-horizontal-align="justify" draw:textarea-vertical-align="middle" draw:auto-grow-height="false" fo:min-height="0.487cm" fo:min-width="0cm"/>
    </style:style>
    <style:style style:name="gr11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2" style:family="graphic" style:parent-style-name="standard">
      <style:graphic-properties draw:stroke="none" draw:fill-color="#000000"/>
    </style:style>
    <style:style style:name="gr13" style:family="graphic" style:parent-style-name="standard">
      <style:graphic-properties svg:stroke-color="#757575" draw:fill-color="#212121" draw:textarea-horizontal-align="justify" draw:textarea-vertical-align="middle" draw:auto-grow-height="false" fo:min-height="1.65cm" fo:min-width="0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15" style:family="graphic" style:parent-style-name="standard">
      <style:graphic-properties svg:stroke-color="#212121" draw:fill-color="#bdbdbd" draw:textarea-horizontal-align="justify" draw:textarea-vertical-align="middle" draw:auto-grow-height="false" fo:min-height="0.028cm" fo:min-width="0.89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112cm"/>
      <style:paragraph-properties style:writing-mode="lr-tb"/>
    </style:style>
    <style:style style:name="gr18" style:family="graphic" style:parent-style-name="objectwithoutfill">
      <style:graphic-properties draw:stroke="dash" draw:stroke-dash="Dash_20_Dot_20_Dot_20__28_Rounded_29_"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fill-color="#ce93d8" draw:textarea-horizontal-align="justify" draw:textarea-vertical-align="middle" draw:auto-grow-height="false" fo:min-height="0cm" fo:min-width="0.025cm"/>
    </style:style>
    <style:style style:name="P1" style:family="paragraph">
      <style:paragraph-properties fo:text-align="center"/>
    </style:style>
    <style:style style:name="P2" style:family="paragraph">
      <loext:graphic-properties draw:fill-color="#ce93d8"/>
      <style:paragraph-properties fo:text-align="center"/>
    </style:style>
    <style:style style:name="P3" style:family="paragraph">
      <loext:graphic-properties draw:fill="bitmap" draw:fill-color="#ff8a65" draw:fill-image-name="Ice_20_light" draw:opacity="97%"/>
      <style:paragraph-properties fo:text-align="center"/>
    </style:style>
    <style:style style:name="P4" style:family="paragraph">
      <loext:graphic-properties draw:fill="bitmap" draw:fill-color="#ff8a65" draw:fill-image-name="Stone"/>
      <style:paragraph-properties fo:text-align="center"/>
    </style:style>
    <style:style style:name="P5" style:family="paragraph">
      <loext:graphic-properties draw:fill="gradient" draw:fill-gradient-name="Gradient_20_6"/>
      <style:paragraph-properties fo:text-align="center"/>
    </style:style>
    <style:style style:name="P6" style:family="paragraph">
      <loext:graphic-properties draw:fill="gradient" draw:fill-color="#000000" draw:fill-gradient-name="Gradient_20_16"/>
      <style:paragraph-properties fo:text-align="center"/>
    </style:style>
    <style:style style:name="P7" style:family="paragraph">
      <loext:graphic-properties draw:fill-color="#212121"/>
      <style:paragraph-properties fo:text-align="center"/>
    </style:style>
    <style:style style:name="P8" style:family="paragraph">
      <style:paragraph-properties fo:text-align="start"/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fo:text-align="start"/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bdbdbd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1cm" svg:height="1.8cm" svg:x="0.219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1.3cm" draw:transform="rotate (1.5707963267949) translate (0.219cm 3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.8cm" svg:x="1.419cm" svg:y="1.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1cm" svg:height="1.8cm" svg:x="2.374cm" svg:y="1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cm" svg:height="1.298cm" draw:transform="rotate (1.5707963267949) translate (2.374cm 3.50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cm" svg:height="1.8cm" svg:x="3.572cm" svg:y="1.70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0.1cm" svg:height="1.8cm" svg:x="4.418cm" svg:y="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.297cm" draw:transform="rotate (1.5707963267949) translate (4.418cm 3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cm" svg:height="1.8cm" svg:x="5.615cm" svg:y="1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5cm" svg:x="3.741cm" svg:y="2.5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1.1cm" svg:height="1.4cm" svg:x="0.316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98cm" svg:height="1.4cm" svg:x="2.474cm" svg:y="2.0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97cm" svg:height="1.4cm" svg:x="4.519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cm" svg:height="0.8cm" svg:x="0.7cm" svg:y="0.106cm">
          <text:p/>
          <draw:enhanced-geometry svg:viewBox="0 0 88 21600" draw:glue-points="44 ?f6 44 0 0 10800 44 21600 88 10800" draw:text-areas="0 ?f6 88 ?f3" draw:type="can" draw:modifiers="1133.055786844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3d:scene draw:style-name="gr11" svg:width="0.1cm" svg:height="0.2cm" svg:x="0.7cm" svg:y="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2" draw:layer="layout"/>
        </dr3d:scene>
        <dr3d:scene draw:style-name="gr11" svg:width="0.1cm" svg:height="0.2cm" svg:x="0.7cm" svg:y="1.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2" draw:layer="layout"/>
        </dr3d:scene>
        <dr3d:scene draw:style-name="gr11" svg:width="0.1cm" svg:height="0.2cm" svg:x="0.7cm" svg:y="1.1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2" draw:layer="layout"/>
        </dr3d:scene>
        <draw:custom-shape draw:style-name="gr13" draw:text-style-name="P7" draw:layer="layout" svg:width="0.1cm" svg:height="1.9cm" svg:x="4.9cm" svg:y="1.51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0.7cm" svg:height="1.5cm" svg:x="4.3cm" svg:y="2cm">
          <draw:text-box>
            <text:p text:style-name="P8"><text:span text:style-name="T1">1</text:span></text:p>
          </draw:text-box>
        </draw:frame>
        <draw:frame draw:style-name="gr14" draw:text-style-name="P9" draw:layer="layout" svg:width="0.683cm" svg:height="1.5cm" svg:x="4.932cm" svg:y="2cm">
          <draw:text-box>
            <text:p text:style-name="P8"><text:span text:style-name="T1">2</text:span></text:p>
          </draw:text-box>
        </draw:frame>
        <draw:custom-shape draw:style-name="gr15" draw:text-style-name="P10" draw:layer="layout" svg:width="1.5cm" svg:height="0.3cm" svg:x="0.9cm" svg:y="0.8cm">
          <text:p text:style-name="P1"><text:span text:style-name="T2">イ</text:span><text:span text:style-name="T2">ン</text:span><text:span text:style-name="T2">ク</text:span></text:p>
          <draw:enhanced-geometry svg:viewBox="0 0 21600 21600" draw:text-areas="800 800 20800 20800" draw:type="round-rectangular-callout" draw:modifiers="-877.814790139907 20810.6312292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2" draw:layer="layout" svg:width="1.314cm" svg:height="0.662cm" svg:x="0.2cm" svg:y="3.467cm">
          <draw:text-box>
            <text:p text:style-name="P11"><text:span text:style-name="T2">拡散</text:span></text:p>
          </draw:text-box>
        </draw:frame>
        <draw:frame draw:style-name="gr17" draw:text-style-name="P13" draw:layer="layout" svg:width="3.4cm" svg:height="0.662cm" svg:x="2.3cm" svg:y="3.482cm">
          <draw:text-box>
            <text:p text:style-name="P11"><text:span text:style-name="T2">平</text:span><text:span text:style-name="T2">衡</text:span><text:span text:style-name="T2">状</text:span><text:span text:style-name="T2">態</text:span></text:p>
          </draw:text-box>
        </draw:frame>
        <draw:line draw:style-name="gr18" draw:text-style-name="P14" draw:layer="layout" svg:x1="1.9cm" svg:y1="1.3cm" svg:x2="1.9cm" svg:y2="3.9cm">
          <text:p/>
        </draw:line>
        <draw:custom-shape draw:style-name="gr19" draw:text-style-name="P2" draw:layer="layout" svg:width="0.6cm" svg:height="0.5cm" svg:x="1.644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11" svg:width="0.1cm" svg:height="0.2cm" svg:x="0.7cm" svg:y="1.4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2" draw:layer="layout"/>
        </dr3d:sce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styles>
    <draw:gradient draw:name="Gradient_20_16" draw:display-name="Gradient 16" draw:style="linear" draw:start-color="#3949ab" draw:end-color="#3d5afe" draw:start-intensity="100%" draw:end-intensity="100%" draw:angle="30deg" draw:border="0%"/>
    <draw:gradient draw:name="Gradient_20_17" draw:display-name="Gradient 17" draw:style="linear" draw:start-color="#7b86cd" draw:end-color="#8a9cfe" draw:start-intensity="100%" draw:end-intensity="100%" draw:angle="30deg" draw:border="0%"/>
    <draw:gradient draw:name="Gradient_20_6" draw:display-name="Gradient 6" draw:style="radial" draw:cx="50%" draw:cy="50%" draw:start-color="#fafafa" draw:end-color="#000000" draw:start-intensity="100%" draw:end-intensity="100%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Ice_20_light" draw:display-name="Ice light" xlink:href="Pictures/100000000000005E0000005E64800FC68441C38A.jpg" xlink:type="simple" xlink:show="embed" xlink:actuate="onLoad"/>
    <draw:fill-image draw:name="Stone" xlink:href="Pictures/100000000000020000000200177241E0D3EB4C8C.jpg" xlink:type="simple" xlink:show="embed" xlink:actuate="onLoad"/>
    <draw:marker draw:name="Arrow" svg:viewBox="0 0 20 30" svg:d="M10 0l-10 30h20z"/>
    <draw:stroke-dash draw:name="Dash_20_Dot_20_Dot_20__28_Rounded_29_" draw:display-name="Dash Dot Dot (Rounded)" draw:style="round" draw:dots1="1" draw:dots1-length="201%" draw:dots2="2" draw:dots2-length="1%" draw:distance="1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04:04:55.781795718</dc:date>
    <meta:editing-duration>PT3H1M49S</meta:editing-duration>
    <meta:editing-cycles>100</meta:editing-cycles>
    <meta:generator>LibreOffice/7.3.5.2$Linux_X86_64 LibreOffice_project/30$Build-2</meta:generator>
    <meta:document-statistic meta:object-count="32"/>
  </office:meta>
</office:document-meta>
</file>